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82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2.3693in"/>
    </style:style>
    <style:style style:name="co4" style:family="table-column">
      <style:table-column-properties fo:break-before="auto" style:column-width="1.0236in"/>
    </style:style>
    <style:style style:name="co5" style:family="table-column">
      <style:table-column-properties fo:break-before="auto" style:column-width="1.9071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8035in"/>
    </style:style>
    <style:style style:name="co8" style:family="table-column">
      <style:table-column-properties fo:break-before="auto" style:column-width="0.6591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7571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272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1.2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5484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transparent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72" style:family="table-cell" style:parent-style-name="Default">
      <style:text-properties style:font-name="Liberation Sans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transparent" fo:wrap-option="wrap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 fo:font-size="11pt" style:font-size-asian="11pt" style:font-size-complex="11pt"/>
    </style:style>
    <style:style style:name="ce156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fo:font-size="11pt" style:text-underline-style="none" style:font-size-asian="11pt" style:font-size-complex="11pt"/>
    </style:style>
    <style:style style:name="ce135" style:family="table-cell" style:parent-style-name="Default">
      <style:text-properties style:use-window-font-color="true" style:font-name="Liberation Sans" fo:font-size="11pt" style:text-underline-style="none" style:font-size-asian="11pt" style:font-size-complex="11pt"/>
    </style:style>
    <style:style style:name="ce139" style:family="table-cell" style:parent-style-name="Default" style:data-style-name="N12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2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4">
      <style:table-cell-properties fo:background-color="transparent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126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8">
      <style:table-cell-properties fo:background-color="transparent"/>
      <style:text-properties style:font-name="Liberation Sans" fo:font-size="11pt" fo:font-weight="normal" style:font-name-asian="Caladea1" style:font-size-asian="11pt" style:font-weight-asian="normal" style:font-name-complex="Caladea1" style:font-size-complex="11pt" style:font-weight-complex="normal"/>
    </style:style>
    <style:style style:name="ce21" style:family="table-cell" style:parent-style-name="Default" style:data-style-name="N128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ext-properties style:text-line-through-style="solid" style:text-line-through-type="single" style:font-name="Liberation Sans" fo:font-size="11pt" fo:font-weight="normal" style:font-size-asian="11pt" style:font-weight-asian="normal" style:font-size-complex="11pt" style:font-weight-complex="normal"/>
    </style:style>
    <style:style style:name="ce155" style:family="table-cell" style:parent-style-name="Default">
      <style:text-properties style:text-line-through-style="solid" style:text-line-through-type="single" style:font-name="Liberation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2"/>
        <table:table-column table:style-name="co2" table:default-cell-style-name="ce72"/>
        <table:table-column table:style-name="co3" table:default-cell-style-name="ce72"/>
        <table:table-column table:style-name="co4" table:default-cell-style-name="ce72"/>
        <table:table-column table:style-name="co5" table:default-cell-style-name="ce72"/>
        <table:table-column table:style-name="co6" table:default-cell-style-name="ce72"/>
        <table:table-column table:style-name="co7" table:default-cell-style-name="ce72"/>
        <table:table-column table:style-name="co8" table:default-cell-style-name="ce135"/>
        <table:table-column table:style-name="co9" table:default-cell-style-name="ce72"/>
        <table:table-column table:style-name="co10" table:default-cell-style-name="ce72"/>
        <table:table-column table:style-name="co11" table:default-cell-style-name="ce72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number-columns-repeated="15" table:default-cell-style-name="ce72"/>
        <table:table-column table:style-name="co16" table:number-columns-repeated="35" table:default-cell-style-name="ce72"/>
        <table:table-column table:style-name="co17" table:number-columns-repeated="960" table:default-cell-style-name="Default"/>
        <table:table-row table:style-name="ro1">
          <table:table-cell table:style-name="ce63" office:value-type="string" calcext:value-type="string">
            <text:p>Item</text:p>
          </table:table-cell>
          <table:table-cell table:style-name="ce74" office:value-type="string" calcext:value-type="string">
            <text:p>For</text:p>
          </table:table-cell>
          <table:table-cell table:style-name="ce74" office:value-type="string" calcext:value-type="string">
            <text:p>Notes</text:p>
          </table:table-cell>
          <table:table-cell table:style-name="ce74" office:value-type="string" calcext:value-type="string">
            <text:p>Manufacturer</text:p>
          </table:table-cell>
          <table:table-cell table:style-name="ce74" office:value-type="string" calcext:value-type="string">
            <text:p>Part Number</text:p>
          </table:table-cell>
          <table:table-cell table:style-name="ce74" office:value-type="string" calcext:value-type="string">
            <text:p>Distributor</text:p>
          </table:table-cell>
          <table:table-cell table:style-name="ce74" office:value-type="string" calcext:value-type="string">
            <text:p>Link</text:p>
          </table:table-cell>
          <table:table-cell table:style-name="ce74" office:value-type="string" calcext:value-type="string">
            <text:p>Package Quantity</text:p>
          </table:table-cell>
          <table:table-cell table:style-name="ce74" office:value-type="string" calcext:value-type="string">
            <text:p>Needed Quantity</text:p>
          </table:table-cell>
          <table:table-cell table:style-name="ce139" office:value-type="string" calcext:value-type="string">
            <text:p>Package Price</text:p>
          </table:table-cell>
          <table:table-cell table:style-name="ce139" office:value-type="string" calcext:value-type="string">
            <text:p>Extended Package Price</text:p>
          </table:table-cell>
          <table:table-cell table:style-name="ce139" office:value-type="string" calcext:value-type="string">
            <text:p>Unit Price</text:p>
          </table:table-cell>
          <table:table-cell table:style-name="ce139" office:value-type="string" calcext:value-type="string">
            <text:p>Extended Unit Price</text:p>
          </table:table-cell>
          <table:table-cell table:style-name="ce74" office:value-type="string" calcext:value-type="string">
            <text:p>Total Unit Price</text:p>
          </table:table-cell>
          <table:table-cell table:style-name="ce74" office:value-type="string" calcext:value-type="string">
            <text:p>Total Package Price</text:p>
          </table:table-cell>
          <table:table-cell table:number-columns-repeated="1009"/>
        </table:table-row>
        <table:table-row table:style-name="ro2">
          <table:table-cell table:style-name="ce152" office:value-type="string" calcext:value-type="string">
            <text:p>Turntable bearing</text:p>
          </table:table-cell>
          <table:table-cell table:style-name="ce152" office:value-type="string" calcext:value-type="string">
            <text:p>Altitude</text:p>
          </table:table-cell>
          <table:table-cell table:style-name="ce8" office:value-type="string" calcext:value-type="string">
            <text:p>0.156” screw holes</text:p>
          </table:table-cell>
          <table:table-cell table:style-name="ce19"/>
          <table:table-cell office:value-type="string" calcext:value-type="string">
            <text:p>6031K3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])" office:value-type="string" office:string-value="https://www.mcmaster.com/#6031K31" calcext:value-type="string">
            <text:p>https://www.mcmaster.com/#6031K31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9.87" calcext:value-type="currency">
            <text:p>$9.87</text:p>
          </table:table-cell>
          <table:table-cell table:style-name="ce20" table:formula="of:=CEILING([.I2]/[.H2])*[.J2]" office:value-type="currency" office:currency="CAD" office:value="9.87" calcext:value-type="currency">
            <text:p>$9.87</text:p>
          </table:table-cell>
          <table:table-cell table:style-name="ce16" table:formula="of:=[.J2]/[.H2]" office:value-type="currency" office:currency="CAD" office:value="9.87" calcext:value-type="currency">
            <text:p>$9.87</text:p>
          </table:table-cell>
          <table:table-cell table:style-name="ce16" table:formula="of:=[.I2]*[.L2]" office:value-type="currency" office:currency="CAD" office:value="9.87" calcext:value-type="currency">
            <text:p>$9.87</text:p>
          </table:table-cell>
          <table:table-cell table:style-name="ce21" table:formula="of:=SUM([.M2:.M125])" office:value-type="currency" office:currency="CAD" office:value="1766.1214" calcext:value-type="currency">
            <text:p>$1,766.12</text:p>
          </table:table-cell>
          <table:table-cell table:style-name="ce21" table:formula="of:=SUM([.K2:.K126])" office:value-type="currency" office:currency="CAD" office:value="1837.39" calcext:value-type="currency">
            <text:p>$1,837.39</text:p>
          </table:table-cell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x 1.5” button head screw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Alloy steel, 0.073” head height</text:p>
          </table:table-cell>
          <table:table-cell table:style-name="ce19"/>
          <table:table-cell office:value-type="string" calcext:value-type="string">
            <text:p>91255A15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])" office:value-type="string" office:string-value="https://www.mcmaster.com/#91255A155 " calcext:value-type="string">
            <text:p>https://www.mcmaster.com/#91255A155 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6.96" calcext:value-type="currency">
            <text:p>$6.96</text:p>
          </table:table-cell>
          <table:table-cell table:style-name="ce20" table:formula="of:=CEILING([.I3]/[.H3])*[.J3]" office:value-type="currency" office:currency="CAD" office:value="6.96" calcext:value-type="currency">
            <text:p>$6.96</text:p>
          </table:table-cell>
          <table:table-cell table:style-name="ce16" table:formula="of:=[.J3]/[.H3]" office:value-type="currency" office:currency="CAD" office:value="0.2784" calcext:value-type="currency">
            <text:p>$0.28</text:p>
          </table:table-cell>
          <table:table-cell table:style-name="ce16" table:formula="of:=[.I3]*[.L3]" office:value-type="currency" office:currency="CAD" office:value="2.2272" calcext:value-type="currency">
            <text:p>$2.23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 washer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9" office:value-type="string" calcext:value-type="string">
            <text:p>304 Stainless steel</text:p>
          </table:table-cell>
          <table:table-cell table:style-name="ce19"/>
          <table:table-cell office:value-type="string" calcext:value-type="string">
            <text:p>92141A008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])" office:value-type="string" office:string-value="https://www.mcmaster.com/#92141A008 " calcext:value-type="string">
            <text:p>https://www.mcmaster.com/#92141A008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1.53" calcext:value-type="currency">
            <text:p>$1.53</text:p>
          </table:table-cell>
          <table:table-cell table:style-name="ce20" table:formula="of:=CEILING([.I4]/[.H4])*[.J4]" office:value-type="currency" office:currency="CAD" office:value="1.53" calcext:value-type="currency">
            <text:p>$1.53</text:p>
          </table:table-cell>
          <table:table-cell table:style-name="ce16" table:formula="of:=[.J4]/[.H4]" office:value-type="currency" office:currency="CAD" office:value="0.0153" calcext:value-type="currency">
            <text:p>$0.02</text:p>
          </table:table-cell>
          <table:table-cell table:style-name="ce16" table:formula="of:=[.I4]*[.L4]" office:value-type="currency" office:currency="CAD" office:value="0.1224" calcext:value-type="currency">
            <text:p>$0.12</text:p>
          </table:table-cell>
          <table:table-cell table:style-name="ce21" table:number-columns-repeated="2"/>
          <table:table-cell table:style-name="ce64" table:number-columns-repeated="15"/>
          <table:table-cell table:number-columns-repeated="994"/>
        </table:table-row>
        <table:table-row table:style-name="ro2">
          <table:table-cell table:style-name="ce152" office:value-type="string" calcext:value-type="string">
            <text:p>#6-32 locknuts</text:p>
          </table:table-cell>
          <table:table-cell table:style-name="ce152" office:value-type="string" calcext:value-type="string">
            <text:p>Turntable bearing screws</text:p>
          </table:table-cell>
          <table:table-cell table:style-name="ce8" office:value-type="string" calcext:value-type="string">
            <text:p>316 Stainless steel</text:p>
          </table:table-cell>
          <table:table-cell table:style-name="ce19"/>
          <table:table-cell office:value-type="string" calcext:value-type="string">
            <text:p>90715A007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5])" office:value-type="string" office:string-value="https://www.mcmaster.com/#90715A007 " calcext:value-type="string">
            <text:p>https://www.mcmaster.com/#90715A007 </text:p>
          </table:table-cell>
          <table:table-cell table:style-name="ce12" office:value-type="float" office:value="100" calcext:value-type="float">
            <text:p>100</text:p>
          </table:table-cell>
          <table:table-cell table:style-name="ce152" office:value-type="float" office:value="8" calcext:value-type="float">
            <text:p>8</text:p>
          </table:table-cell>
          <table:table-cell table:style-name="ce16" office:value-type="currency" office:currency="CAD" office:value="8.42" calcext:value-type="currency">
            <text:p>$8.42</text:p>
          </table:table-cell>
          <table:table-cell table:style-name="ce20" table:formula="of:=CEILING([.I5]/[.H5])*[.J5]" office:value-type="currency" office:currency="CAD" office:value="8.42" calcext:value-type="currency">
            <text:p>$8.42</text:p>
          </table:table-cell>
          <table:table-cell table:style-name="ce16" table:formula="of:=[.J5]/[.H5]" office:value-type="currency" office:currency="CAD" office:value="0.0842" calcext:value-type="currency">
            <text:p>$0.08</text:p>
          </table:table-cell>
          <table:table-cell table:style-name="ce16" table:formula="of:=[.I5]*[.L5]" office:value-type="currency" office:currency="CAD" office:value="0.6736" calcext:value-type="currency">
            <text:p>$0.67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9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5.75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horizontal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7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9.22" calcext:value-type="currency">
            <text:p>$19.22</text:p>
          </table:table-cell>
          <table:table-cell table:style-name="ce20" table:formula="of:=CEILING([.I7]/[.H7])*[.J7]" office:value-type="currency" office:currency="CAD" office:value="19.22" calcext:value-type="currency">
            <text:p>$19.22</text:p>
          </table:table-cell>
          <table:table-cell table:style-name="ce16" table:formula="of:=[.J7]/[.H7]" office:value-type="currency" office:currency="CAD" office:value="19.22" calcext:value-type="currency">
            <text:p>$19.22</text:p>
          </table:table-cell>
          <table:table-cell table:style-name="ce16" table:formula="of:=[.I7]*[.L7]" office:value-type="currency" office:currency="CAD" office:value="19.22" calcext:value-type="currency">
            <text:p>$19.2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7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short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8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8.54" calcext:value-type="currency">
            <text:p>$8.54</text:p>
          </table:table-cell>
          <table:table-cell table:style-name="ce20" table:formula="of:=CEILING([.I8]/[.H8])*[.J8]" office:value-type="currency" office:currency="CAD" office:value="8.54" calcext:value-type="currency">
            <text:p>$8.54</text:p>
          </table:table-cell>
          <table:table-cell table:style-name="ce16" table:formula="of:=[.J8]/[.H8]" office:value-type="currency" office:currency="CAD" office:value="8.54" calcext:value-type="currency">
            <text:p>$8.54</text:p>
          </table:table-cell>
          <table:table-cell table:style-name="ce16" table:formula="of:=[.I8]*[.L8]" office:value-type="currency" office:currency="CAD" office:value="8.54" calcext:value-type="currency">
            <text:p>$8.5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1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zimuth vertical long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9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3.42" calcext:value-type="currency">
            <text:p>$13.42</text:p>
          </table:table-cell>
          <table:table-cell table:style-name="ce20" table:formula="of:=CEILING([.I9]/[.H9])*[.J9]" office:value-type="currency" office:currency="CAD" office:value="13.42" calcext:value-type="currency">
            <text:p>$13.42</text:p>
          </table:table-cell>
          <table:table-cell table:style-name="ce16" table:formula="of:=[.J9]/[.H9]" office:value-type="currency" office:currency="CAD" office:value="13.42" calcext:value-type="currency">
            <text:p>$13.42</text:p>
          </table:table-cell>
          <table:table-cell table:style-name="ce16" table:formula="of:=[.I9]*[.L9]" office:value-type="currency" office:currency="CAD" office:value="13.42" calcext:value-type="currency">
            <text:p>$13.42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vertical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0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 table:formula="of:=CEILING([.I10]/[.H10])*[.J10]" office:value-type="currency" office:currency="CAD" office:value="29.28" calcext:value-type="currency">
            <text:p>$29.28</text:p>
          </table:table-cell>
          <table:table-cell table:style-name="ce16" table:formula="of:=[.J10]/[.H10]" office:value-type="currency" office:currency="CAD" office:value="14.64" calcext:value-type="currency">
            <text:p>$14.64</text:p>
          </table:table-cell>
          <table:table-cell table:style-name="ce16" table:formula="of:=[.I10]*[.L10]" office:value-type="currency" office:currency="CAD" office:value="29.28" calcext:value-type="currency">
            <text:p>$29.28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” x 3” x 10” long 8020 rail</text:p>
          </table:table-cell>
          <table:table-cell table:style-name="ce152" office:value-type="string" calcext:value-type="string">
            <text:p>Frame</text:p>
          </table:table-cell>
          <table:table-cell table:style-name="ce8" office:value-type="string" calcext:value-type="string">
            <text:p>Altitude horizontal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1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12.2" calcext:value-type="currency">
            <text:p>$12.20</text:p>
          </table:table-cell>
          <table:table-cell table:style-name="ce20" table:formula="of:=CEILING([.I11]/[.H11])*[.J11]" office:value-type="currency" office:currency="CAD" office:value="24.4" calcext:value-type="currency">
            <text:p>$24.40</text:p>
          </table:table-cell>
          <table:table-cell table:style-name="ce16" table:formula="of:=[.J11]/[.H11]" office:value-type="currency" office:currency="CAD" office:value="12.2" calcext:value-type="currency">
            <text:p>$12.20</text:p>
          </table:table-cell>
          <table:table-cell table:style-name="ce16" table:formula="of:=[.I11]*[.L11]" office:value-type="currency" office:currency="CAD" office:value="24.4" calcext:value-type="currency">
            <text:p>$24.40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office:value-type="string" calcext:value-type="string">
            <text:p>1” x 3” 8020 cover</text:p>
          </table:table-cell>
          <table:table-cell table:style-name="ce152" office:value-type="string" calcext:value-type="string">
            <text:p>Safety</text:p>
          </table:table-cell>
          <table:table-cell table:style-name="ce8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3136N26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2])" office:value-type="string" office:string-value="https://www.mcmaster.com/#3136N269" calcext:value-type="string">
            <text:p>https://www.mcmaster.com/#3136N26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9" calcext:value-type="float">
            <text:p>9</text:p>
          </table:table-cell>
          <table:table-cell table:style-name="ce16" office:value-type="currency" office:currency="CAD" office:value="3.03" calcext:value-type="currency">
            <text:p>$3.03</text:p>
          </table:table-cell>
          <table:table-cell table:style-name="ce20" table:formula="of:=CEILING([.I12]/[.H12])*[.J12]" office:value-type="currency" office:currency="CAD" office:value="27.27" calcext:value-type="currency">
            <text:p>$27.27</text:p>
          </table:table-cell>
          <table:table-cell table:style-name="ce16" table:formula="of:=[.J12]/[.H12]" office:value-type="currency" office:currency="CAD" office:value="3.03" calcext:value-type="currency">
            <text:p>$3.03</text:p>
          </table:table-cell>
          <table:table-cell table:style-name="ce16" table:formula="of:=[.I12]*[.L12]" office:value-type="currency" office:currency="CAD" office:value="27.27" calcext:value-type="currency">
            <text:p>$27.27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2” 8020 corner bracket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Must be cut down</text:p>
          </table:table-cell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47065T23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3])" office:value-type="string" office:string-value="https://www.mcmaster.com/#47065T239" calcext:value-type="string">
            <text:p>https://www.mcmaster.com/#47065T239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" calcext:value-type="currency">
            <text:p>$8.00</text:p>
          </table:table-cell>
          <table:table-cell table:style-name="ce20" table:formula="of:=CEILING([.I13]/[.H13])*[.J13]" office:value-type="currency" office:currency="CAD" office:value="16" calcext:value-type="currency">
            <text:p>$16.00</text:p>
          </table:table-cell>
          <table:table-cell table:style-name="ce16" table:formula="of:=[.J13]/[.H13]" office:value-type="currency" office:currency="CAD" office:value="8" calcext:value-type="currency">
            <text:p>$8.00</text:p>
          </table:table-cell>
          <table:table-cell table:style-name="ce16" table:formula="of:=[.I13]*[.L13]" office:value-type="currency" office:currency="CAD" office:value="16" calcext:value-type="currency">
            <text:p>$16.0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gusset plate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3136N148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4])" office:value-type="string" office:string-value="https://www.mcmaster.com/#3136N148" calcext:value-type="string">
            <text:p>https://www.mcmaster.com/#3136N148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0" calcext:value-type="float">
            <text:p>10</text:p>
          </table:table-cell>
          <table:table-cell table:style-name="ce16" office:value-type="currency" office:currency="CAD" office:value="21.01" calcext:value-type="currency">
            <text:p>$21.01</text:p>
          </table:table-cell>
          <table:table-cell table:style-name="ce20" table:formula="of:=CEILING([.I14]/[.H14])*[.J14]" office:value-type="currency" office:currency="CAD" office:value="210.1" calcext:value-type="currency">
            <text:p>$210.10</text:p>
          </table:table-cell>
          <table:table-cell table:style-name="ce16" table:formula="of:=[.J14]/[.H14]" office:value-type="currency" office:currency="CAD" office:value="21.01" calcext:value-type="currency">
            <text:p>$21.01</text:p>
          </table:table-cell>
          <table:table-cell table:style-name="ce16" table:formula="of:=[.I14]*[.L14]" office:value-type="currency" office:currency="CAD" office:value="210.1" calcext:value-type="currency">
            <text:p>$210.1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8020 L bracket</text:p>
          </table:table-cell>
          <table:table-cell table:style-name="ce152" office:value-type="string" calcext:value-type="string">
            <text:p>Frame alternate option</text:p>
          </table:table-cell>
          <table:table-cell table:style-name="ce9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3136N157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5])" office:value-type="string" office:string-value="https://www.mcmaster.com/#3136N157" calcext:value-type="string">
            <text:p>https://www.mcmaster.com/#3136N157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4" calcext:value-type="float">
            <text:p>4</text:p>
          </table:table-cell>
          <table:table-cell table:style-name="ce16" office:value-type="currency" office:currency="CAD" office:value="17.05" calcext:value-type="currency">
            <text:p>$17.05</text:p>
          </table:table-cell>
          <table:table-cell table:style-name="ce20" table:formula="of:=CEILING([.I15]/[.H15])*[.J15]" office:value-type="currency" office:currency="CAD" office:value="68.2" calcext:value-type="currency">
            <text:p>$68.20</text:p>
          </table:table-cell>
          <table:table-cell table:style-name="ce16" table:formula="of:=[.J15]/[.H15]" office:value-type="currency" office:currency="CAD" office:value="17.05" calcext:value-type="currency">
            <text:p>$17.05</text:p>
          </table:table-cell>
          <table:table-cell table:style-name="ce16" table:formula="of:=[.I15]*[.L15]" office:value-type="currency" office:currency="CAD" office:value="68.2" calcext:value-type="currency">
            <text:p>$68.20</text:p>
          </table:table-cell>
          <table:table-cell table:style-name="ce64"/>
          <table:table-cell table:style-name="ce154" table:number-columns-repeated="16"/>
          <table:table-cell table:style-name="ce155" table:number-columns-repeated="34"/>
          <table:table-cell table:number-columns-repeated="960"/>
        </table:table-row>
        <table:table-row table:style-name="ro3">
          <table:table-cell table:style-name="ce152" office:value-type="string" calcext:value-type="string">
            <text:p>1/4”-20 8020 nuts</text:p>
          </table:table-cell>
          <table:table-cell table:style-name="ce152" office:value-type="string" calcext:value-type="string">
            <text:p>Frame</text:p>
          </table:table-cell>
          <table:table-cell table:style-name="ce9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47065T90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6])" office:value-type="string" office:string-value="https://www.mcmaster.com/#47065T905" calcext:value-type="string">
            <text:p>https://www.mcmaster.com/#47065T905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86" calcext:value-type="float">
            <text:p>86</text:p>
          </table:table-cell>
          <table:table-cell table:style-name="ce16" office:value-type="currency" office:currency="CAD" office:value="7.83" calcext:value-type="currency">
            <text:p>$7.83</text:p>
          </table:table-cell>
          <table:table-cell table:style-name="ce20" table:formula="of:=CEILING([.I16]/[.H16])*[.J16]" office:value-type="currency" office:currency="CAD" office:value="31.32" calcext:value-type="currency">
            <text:p>$31.32</text:p>
          </table:table-cell>
          <table:table-cell table:style-name="ce16" table:formula="of:=[.J16]/[.H16]" office:value-type="currency" office:currency="CAD" office:value="0.3132" calcext:value-type="currency">
            <text:p>$0.31</text:p>
          </table:table-cell>
          <table:table-cell table:style-name="ce16" table:formula="of:=[.I16]*[.L16]" office:value-type="currency" office:currency="CAD" office:value="26.9352" calcext:value-type="currency">
            <text:p>$26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0.375” button head screws</text:p>
          </table:table-cell>
          <table:table-cell table:style-name="ce152" office:value-type="string" calcext:value-type="string">
            <text:p>Frame</text:p>
          </table:table-cell>
          <table:table-cell table:style-name="ce9" office:value-type="string" calcext:value-type="string">
            <text:p>304 Stainless steel</text:p>
          </table:table-cell>
          <table:table-cell table:style-name="ce19"/>
          <table:table-cell office:value-type="string" calcext:value-type="string">
            <text:p>92949A53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17])" office:value-type="string" office:string-value="https://www.mcmaster.com/#92949A535" calcext:value-type="string">
            <text:p>https://www.mcmaster.com/#92949A535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88" calcext:value-type="float">
            <text:p>88</text:p>
          </table:table-cell>
          <table:table-cell table:style-name="ce16" office:value-type="currency" office:currency="CAD" office:value="8.1" calcext:value-type="currency">
            <text:p>$8.10</text:p>
          </table:table-cell>
          <table:table-cell table:style-name="ce20" table:formula="of:=CEILING([.I17]/[.H17])*[.J17]" office:value-type="currency" office:currency="CAD" office:value="16.2" calcext:value-type="currency">
            <text:p>$16.20</text:p>
          </table:table-cell>
          <table:table-cell table:style-name="ce16" table:formula="of:=[.J17]/[.H17]" office:value-type="currency" office:currency="CAD" office:value="0.162" calcext:value-type="currency">
            <text:p>$0.16</text:p>
          </table:table-cell>
          <table:table-cell table:style-name="ce16" table:formula="of:=[.I17]*[.L17]" office:value-type="currency" office:currency="CAD" office:value="14.256" calcext:value-type="currency">
            <text:p>$14.2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9"/>
          <table:table-cell table:style-name="ce19"/>
          <table:table-cell/>
          <table:table-cell table:style-name="ce15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table:style-name="ce3" office:value-type="string" calcext:value-type="string">
            <text:p>Movement</text:p>
          </table:table-cell>
          <table:table-cell table:style-name="ce9" office:value-type="string" calcext:value-type="string">
            <text:p>NEMA 23, 0.25” shaft diameter</text:p>
          </table:table-cell>
          <table:table-cell table:style-name="ce19" office:value-type="string" calcext:value-type="string">
            <text:p>Teknic</text:p>
          </table:table-cell>
          <table:table-cell office:value-type="string" calcext:value-type="string">
            <text:p>CPM-SCSK-2311S-EQNA 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model-info/CPM-SCSK-2311S-EQNA/?model_voltage=75" xlink:type="simple">https://teknic.com/model-info/CPM-SCSK-2311S-EQNA/?model_voltage=75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420" calcext:value-type="currency">
            <text:p>$420.00</text:p>
          </table:table-cell>
          <table:table-cell table:style-name="ce20" table:formula="of:=CEILING([.I19]/[.H19])*[.J19]" office:value-type="currency" office:currency="CAD" office:value="840" calcext:value-type="currency">
            <text:p>$840.00</text:p>
          </table:table-cell>
          <table:table-cell table:style-name="ce16" table:formula="of:=[.J19]/[.H19]" office:value-type="currency" office:currency="CAD" office:value="420" calcext:value-type="currency">
            <text:p>$420.00</text:p>
          </table:table-cell>
          <table:table-cell table:style-name="ce16" table:formula="of:=[.I19]*[.L19]" office:value-type="currency" office:currency="CAD" office:value="840" calcext:value-type="currency">
            <text:p>$840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Power supply</text:p>
          </table:table-cell>
          <table:table-cell table:style-name="ce3" office:value-type="string" calcext:value-type="string">
            <text:p>Motor power</text:p>
          </table:table-cell>
          <table:table-cell table:style-name="ce8" office:value-type="string" calcext:value-type="string">
            <text:p>75 V, 225 W</text:p>
          </table:table-cell>
          <table:table-cell table:style-name="ce19" office:value-type="string" calcext:value-type="string">
            <text:p>Teknic</text:p>
          </table:table-cell>
          <table:table-cell office:value-type="string" calcext:value-type="string">
            <text:p>IPC-5</text:p>
          </table:table-cell>
          <table:table-cell table:style-name="ce152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#ipc-5-info" xlink:type="simple">https://www.teknic.com/products/servo-motor-dc-power-supply/#ipc-5-info</text:a>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248" calcext:value-type="currency">
            <text:p>$248.00</text:p>
          </table:table-cell>
          <table:table-cell table:style-name="ce20" table:formula="of:=CEILING([.I20]/[.H20])*[.J20]" office:value-type="currency" office:currency="CAD" office:value="248" calcext:value-type="currency">
            <text:p>$248.00</text:p>
          </table:table-cell>
          <table:table-cell table:style-name="ce16" table:formula="of:=[.J20]/[.H20]" office:value-type="currency" office:currency="CAD" office:value="248" calcext:value-type="currency">
            <text:p>$248.00</text:p>
          </table:table-cell>
          <table:table-cell table:style-name="ce16" table:formula="of:=[.I20]*[.L20]" office:value-type="currency" office:currency="CAD" office:value="248" calcext:value-type="currency">
            <text:p>$248.00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3" office:value-type="string" calcext:value-type="string">
            <text:p>Power supply cord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6.5’ Long</text:p>
          </table:table-cell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IPC35-CABLE11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products/servo-motor-dc-power-supply/" xlink:type="simple">https://www.teknic.com/products/servo-motor-dc-power-supply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1]/[.H21])*[.J21]" office:value-type="currency" office:currency="CAD" office:value="14" calcext:value-type="currency">
            <text:p>$14.00</text:p>
          </table:table-cell>
          <table:table-cell table:style-name="ce16" table:formula="of:=[.J21]/[.H21]" office:value-type="currency" office:currency="CAD" office:value="14" calcext:value-type="currency">
            <text:p>$14.00</text:p>
          </table:table-cell>
          <table:table-cell table:style-name="ce16" table:formula="of:=[.I21]*[.L21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power cable</text:p>
          </table:table-cell>
          <table:table-cell table:style-name="ce153" office:value-type="string" calcext:value-type="string">
            <text:p>Motor power</text:p>
          </table:table-cell>
          <table:table-cell table:style-name="ce153" office:value-type="string" calcext:value-type="string">
            <text:p>10’ Long</text:p>
          </table:table-cell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CPM-CABLE-PWR-MS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www.teknic.com/accessories-guide-sd/#product_330" xlink:type="simple">https://www.teknic.com/accessories-guide-sd/#product_330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19" calcext:value-type="currency">
            <text:p>$19.00</text:p>
          </table:table-cell>
          <table:table-cell table:style-name="ce20" table:formula="of:=CEILING([.I22]/[.H22])*[.J22]" office:value-type="currency" office:currency="CAD" office:value="38" calcext:value-type="currency">
            <text:p>$38.00</text:p>
          </table:table-cell>
          <table:table-cell table:style-name="ce16" table:formula="of:=[.J22]/[.H22]" office:value-type="currency" office:currency="CAD" office:value="19" calcext:value-type="currency">
            <text:p>$19.00</text:p>
          </table:table-cell>
          <table:table-cell table:style-name="ce16" table:formula="of:=[.I22]*[.L22]" office:value-type="currency" office:currency="CAD" office:value="38" calcext:value-type="currency">
            <text:p>$38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hub</text:p>
          </table:table-cell>
          <table:table-cell table:style-name="ce153" office:value-type="string" calcext:value-type="string">
            <text:p>Motor data</text:p>
          </table:table-cell>
          <table:table-cell table:style-name="ce153"/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SC4-HUB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SC4-HUB/" xlink:type="simple">https://teknic.com/SC4-HUB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49" calcext:value-type="currency">
            <text:p>$49.00</text:p>
          </table:table-cell>
          <table:table-cell table:style-name="ce20" table:formula="of:=CEILING([.I23]/[.H23])*[.J23]" office:value-type="currency" office:currency="CAD" office:value="49" calcext:value-type="currency">
            <text:p>$49.00</text:p>
          </table:table-cell>
          <table:table-cell table:style-name="ce16" table:formula="of:=[.J23]/[.H23]" office:value-type="currency" office:currency="CAD" office:value="49" calcext:value-type="currency">
            <text:p>$49.00</text:p>
          </table:table-cell>
          <table:table-cell table:style-name="ce16" table:formula="of:=[.I23]*[.L23]" office:value-type="currency" office:currency="CAD" office:value="49" calcext:value-type="currency">
            <text:p>$49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Data hub power cable</text:p>
          </table:table-cell>
          <table:table-cell table:style-name="ce153" office:value-type="string" calcext:value-type="string">
            <text:p>Data hub power</text:p>
          </table:table-cell>
          <table:table-cell table:style-name="ce153" office:value-type="string" calcext:value-type="string">
            <text:p>10’ long</text:p>
          </table:table-cell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CPM-CABLE-M4P4P-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cpm-cable-m4p4p-120/" xlink:type="simple">https://teknic.com/cpm-cable-m4p4p-120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14" calcext:value-type="currency">
            <text:p>$14.00</text:p>
          </table:table-cell>
          <table:table-cell table:style-name="ce20" table:formula="of:=CEILING([.I24]/[.H24])*[.J24]" office:value-type="currency" office:currency="CAD" office:value="14" calcext:value-type="currency">
            <text:p>$14.00</text:p>
          </table:table-cell>
          <table:table-cell table:style-name="ce16" table:formula="of:=[.J24]/[.H24]" office:value-type="currency" office:currency="CAD" office:value="14" calcext:value-type="currency">
            <text:p>$14.00</text:p>
          </table:table-cell>
          <table:table-cell table:style-name="ce16" table:formula="of:=[.I24]*[.L24]" office:value-type="currency" office:currency="CAD" office:value="14" calcext:value-type="currency">
            <text:p>$14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Data hub power supply</text:p>
          </table:table-cell>
          <table:table-cell table:style-name="ce153" office:value-type="string" calcext:value-type="string">
            <text:p>Data hub power</text:p>
          </table:table-cell>
          <table:table-cell table:style-name="ce153" office:value-type="string" calcext:value-type="string">
            <text:p>24 V, 6.5 A</text:p>
          </table:table-cell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PWR-IO-24VDC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pwr-io-24vdc/" xlink:type="simple">https://teknic.com/pwr-io-24vdc/</text:a>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7" office:value-type="currency" office:currency="USD" office:value="39" calcext:value-type="currency">
            <text:p>$39.00</text:p>
          </table:table-cell>
          <table:table-cell table:style-name="ce20" table:formula="of:=CEILING([.I25]/[.H25])*[.J25]" office:value-type="currency" office:currency="CAD" office:value="39" calcext:value-type="currency">
            <text:p>$39.00</text:p>
          </table:table-cell>
          <table:table-cell table:style-name="ce16" table:formula="of:=[.J25]/[.H25]" office:value-type="currency" office:currency="CAD" office:value="39" calcext:value-type="currency">
            <text:p>$39.00</text:p>
          </table:table-cell>
          <table:table-cell table:style-name="ce16" table:formula="of:=[.I25]*[.L25]" office:value-type="currency" office:currency="CAD" office:value="39" calcext:value-type="currency">
            <text:p>$39.00</text:p>
          </table:table-cell>
          <table:table-cell table:number-columns-repeated="1011"/>
        </table:table-row>
        <table:table-row table:style-name="ro2">
          <table:table-cell table:style-name="ce153" office:value-type="string" calcext:value-type="string">
            <text:p>Motor data cable</text:p>
          </table:table-cell>
          <table:table-cell table:style-name="ce153" office:value-type="string" calcext:value-type="string">
            <text:p>Motor data</text:p>
          </table:table-cell>
          <table:table-cell table:style-name="ce153" office:value-type="string" calcext:value-type="string">
            <text:p>10’ Long</text:p>
          </table:table-cell>
          <table:table-cell table:style-name="ce22" office:value-type="string" calcext:value-type="string">
            <text:p>Teknic</text:p>
          </table:table-cell>
          <table:table-cell office:value-type="string" calcext:value-type="string">
            <text:p>CPM-CABLE-CTRL-MU120</text:p>
          </table:table-cell>
          <table:table-cell table:style-name="ce153" office:value-type="string" calcext:value-type="string">
            <text:p>Teknic</text:p>
          </table:table-cell>
          <table:table-cell table:style-name="ce11" office:value-type="string" calcext:value-type="string">
            <text:p><text:a xlink:href="https://teknic.com/CPM-CABLE-CTRL-MU120/" xlink:type="simple">https://teknic.com/CPM-CABLE-CTRL-MU120/</text:a>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23" calcext:value-type="currency">
            <text:p>$23.00</text:p>
          </table:table-cell>
          <table:table-cell table:style-name="ce20" table:formula="of:=CEILING([.I26]/[.H26])*[.J26]" office:value-type="currency" office:currency="CAD" office:value="46" calcext:value-type="currency">
            <text:p>$46.00</text:p>
          </table:table-cell>
          <table:table-cell table:style-name="ce16" table:formula="of:=[.J26]/[.H26]" office:value-type="currency" office:currency="CAD" office:value="23" calcext:value-type="currency">
            <text:p>$23.00</text:p>
          </table:table-cell>
          <table:table-cell table:style-name="ce16" table:formula="of:=[.I26]*[.L26]" office:value-type="currency" office:currency="CAD" office:value="46" calcext:value-type="currency">
            <text:p>$46.00</text:p>
          </table:table-cell>
          <table:table-cell table:number-columns-repeated="1011"/>
        </table:table-row>
        <table:table-row table:style-name="ro3">
          <table:table-cell table:style-name="ce153" table:number-columns-repeated="3"/>
          <table:table-cell table:style-name="ce22"/>
          <table:table-cell/>
          <table:table-cell table:style-name="ce153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2">
          <table:table-cell table:style-name="ce152" office:value-type="string" calcext:value-type="string">
            <text:p>1/4”-20 x 1” socket head cap screw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9"/>
          <table:table-cell office:value-type="string" calcext:value-type="string">
            <text:p>92196A5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8])" office:value-type="string" office:string-value="https://www.mcmaster.com/#92196A542" calcext:value-type="string">
            <text:p>https://www.mcmaster.com/#92196A542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float" office:value="2" calcext:value-type="float">
            <text:p>2</text:p>
          </table:table-cell>
          <table:table-cell table:style-name="ce17" office:value-type="currency" office:currency="USD" office:value="34.74" calcext:value-type="currency">
            <text:p>$34.74</text:p>
          </table:table-cell>
          <table:table-cell table:style-name="ce20" table:formula="of:=CEILING([.I28]/[.H28])*[.J28]" office:value-type="currency" office:currency="CAD" office:value="34.74" calcext:value-type="currency">
            <text:p>$34.74</text:p>
          </table:table-cell>
          <table:table-cell table:style-name="ce16" table:formula="of:=[.J28]/[.H28]" office:value-type="currency" office:currency="CAD" office:value="0.6948" calcext:value-type="currency">
            <text:p>$0.69</text:p>
          </table:table-cell>
          <table:table-cell table:style-name="ce16" table:formula="of:=[.I28]*[.L28]" office:value-type="currency" office:currency="CAD" office:value="1.3896" calcext:value-type="currency">
            <text:p>$1.39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 washers</text:p>
          </table:table-cell>
          <table:table-cell table:style-name="ce3" office:value-type="string" calcext:value-type="string">
            <text:p>Holding altitude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9"/>
          <table:table-cell office:value-type="string" calcext:value-type="string">
            <text:p>92141A029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29])" office:value-type="string" office:string-value="https://www.mcmaster.com/#92141A029" calcext:value-type="string">
            <text:p>https://www.mcmaster.com/#92141A029</text:p>
          </table:table-cell>
          <table:table-cell table:style-name="ce153" office:value-type="float" office:value="100" calcext:value-type="float">
            <text:p>100</text:p>
          </table:table-cell>
          <table:table-cell table:style-name="ce153" office:value-type="float" office:value="17" calcext:value-type="float">
            <text:p>17</text:p>
          </table:table-cell>
          <table:table-cell table:style-name="ce17" office:value-type="currency" office:currency="USD" office:value="5.5" calcext:value-type="currency">
            <text:p>$5.50</text:p>
          </table:table-cell>
          <table:table-cell table:style-name="ce20" table:formula="of:=CEILING([.I29]/[.H29])*[.J29]" office:value-type="currency" office:currency="CAD" office:value="5.5" calcext:value-type="currency">
            <text:p>$5.50</text:p>
          </table:table-cell>
          <table:table-cell table:style-name="ce16" table:formula="of:=[.J29]/[.H29]" office:value-type="currency" office:currency="CAD" office:value="0.055" calcext:value-type="currency">
            <text:p>$0.06</text:p>
          </table:table-cell>
          <table:table-cell table:style-name="ce16" table:formula="of:=[.I29]*[.L29]" office:value-type="currency" office:currency="CAD" office:value="0.935" calcext:value-type="currency">
            <text:p>$0.94</text:p>
          </table:table-cell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locknuts</text:p>
          </table:table-cell>
          <table:table-cell table:style-name="ce3" office:value-type="string" calcext:value-type="string">
            <text:p>Holding altitude stage</text:p>
          </table:table-cell>
          <table:table-cell table:style-name="ce8" office:value-type="string" calcext:value-type="string">
            <text:p>316 Stainless steel</text:p>
          </table:table-cell>
          <table:table-cell table:style-name="ce19"/>
          <table:table-cell office:value-type="string" calcext:value-type="string">
            <text:p>90715A125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0])" office:value-type="string" office:string-value="https://www.mcmaster.com/#90715A125 " calcext:value-type="string">
            <text:p>https://www.mcmaster.com/#90715A125 </text:p>
          </table:table-cell>
          <table:table-cell table:style-name="ce12" office:value-type="float" office:value="50" calcext:value-type="float">
            <text:p>50</text:p>
          </table:table-cell>
          <table:table-cell table:style-name="ce152" office:value-type="float" office:value="2" calcext:value-type="float">
            <text:p>2</text:p>
          </table:table-cell>
          <table:table-cell table:style-name="ce16" office:value-type="currency" office:currency="CAD" office:value="8.95" calcext:value-type="currency">
            <text:p>$8.95</text:p>
          </table:table-cell>
          <table:table-cell table:style-name="ce20" table:formula="of:=CEILING([.I30]/[.H30])*[.J30]" office:value-type="currency" office:currency="CAD" office:value="8.95" calcext:value-type="currency">
            <text:p>$8.95</text:p>
          </table:table-cell>
          <table:table-cell table:style-name="ce16" table:formula="of:=[.J30]/[.H30]" office:value-type="currency" office:currency="CAD" office:value="0.179" calcext:value-type="currency">
            <text:p>$0.18</text:p>
          </table:table-cell>
          <table:table-cell table:style-name="ce16" table:formula="of:=[.I30]*[.L30]" office:value-type="currency" office:currency="CAD" office:value="0.358" calcext:value-type="currency">
            <text:p>$0.36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/>
          <table:table-cell table:style-name="ce152"/>
          <table:table-cell table:style-name="ce9"/>
          <table:table-cell table:style-name="ce19"/>
          <table:table-cell table:style-name="ce3" table:number-columns-repeated="2"/>
          <table:table-cell table:style-name="ce11"/>
          <table:table-cell table:style-name="ce153" table:number-columns-repeated="2"/>
          <table:table-cell table:style-name="ce17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2">
          <table:table-cell table:style-name="ce152" office:value-type="string" calcext:value-type="string">
            <text:p>1/4”-20 x 1.5” button head screws</text:p>
          </table:table-cell>
          <table:table-cell table:style-name="ce152" office:value-type="string" calcext:value-type="string">
            <text:p>Mounting to azimuth stage</text:p>
          </table:table-cell>
          <table:table-cell table:style-name="ce9" office:value-type="string" calcext:value-type="string">
            <text:p>304 Stainless steel</text:p>
          </table:table-cell>
          <table:table-cell table:style-name="ce19"/>
          <table:table-cell table:style-name="ce152" office:value-type="string" calcext:value-type="string">
            <text:p>92949A546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2])" office:value-type="string" office:string-value="https://www.mcmaster.com/#92949A546" calcext:value-type="string">
            <text:p>https://www.mcmaster.com/#92949A546</text:p>
          </table:table-cell>
          <table:table-cell table:style-name="ce12" office:value-type="float" office:value="25" calcext:value-type="float">
            <text:p>25</text:p>
          </table:table-cell>
          <table:table-cell table:style-name="ce152" office:value-type="float" office:value="13" calcext:value-type="float">
            <text:p>13</text:p>
          </table:table-cell>
          <table:table-cell table:style-name="ce16" office:value-type="currency" office:currency="CAD" office:value="9.47" calcext:value-type="currency">
            <text:p>$9.47</text:p>
          </table:table-cell>
          <table:table-cell table:style-name="ce20" table:formula="of:=CEILING([.I32]/[.H32])*[.J32]" office:value-type="currency" office:currency="CAD" office:value="9.47" calcext:value-type="currency">
            <text:p>$9.47</text:p>
          </table:table-cell>
          <table:table-cell table:style-name="ce16" table:formula="of:=[.J32]/[.H32]" office:value-type="currency" office:currency="CAD" office:value="0.3788" calcext:value-type="currency">
            <text:p>$0.38</text:p>
          </table:table-cell>
          <table:table-cell table:style-name="ce16" table:formula="of:=[.I32]*[.L32]" office:value-type="currency" office:currency="CAD" office:value="4.9244" calcext:value-type="currency">
            <text:p>$4.92</text:p>
          </table:table-cell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152" table:number-columns-repeated="2"/>
          <table:table-cell table:style-name="ce8"/>
          <table:table-cell table:style-name="ce19"/>
          <table:table-cell table:style-name="ce152" table:number-columns-repeated="2"/>
          <table:table-cell table:style-name="ce11"/>
          <table:table-cell table:style-name="ce12"/>
          <table:table-cell table:style-name="ce152"/>
          <table:table-cell table:style-name="ce16"/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3">
          <table:table-cell table:style-name="ce3" office:value-type="string" calcext:value-type="string">
            <text:p>80mm 8020 corner bracket</text:p>
          </table:table-cell>
          <table:table-cell table:style-name="ce3" office:value-type="string" calcext:value-type="string">
            <text:p>Mounting linear stage to table</text:p>
          </table:table-cell>
          <table:table-cell table:style-name="ce8"/>
          <table:table-cell table:style-name="ce19" office:value-type="float" office:value="8020" calcext:value-type="float">
            <text:p>8020</text:p>
          </table:table-cell>
          <table:table-cell table:style-name="ce3" office:value-type="string" calcext:value-type="string">
            <text:p>5537T94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4])" office:value-type="string" office:string-value="https://www.mcmaster.com/#5537T942" calcext:value-type="string">
            <text:p>https://www.mcmaster.com/#5537T942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float" office:value="11.46" calcext:value-type="float">
            <text:p>$11.46</text:p>
          </table:table-cell>
          <table:table-cell table:style-name="ce20"/>
          <table:table-cell table:style-name="ce16" table:number-columns-repeated="2"/>
          <table:table-cell table:style-name="ce152" table:number-columns-repeated="17"/>
          <table:table-cell table:style-name="ce153" table:number-columns-repeated="34"/>
          <table:table-cell table:style-name="ce156" table:number-columns-repeated="960"/>
        </table:table-row>
        <table:table-row table:style-name="ro3">
          <table:table-cell table:style-name="ce152" office:value-type="string" calcext:value-type="string">
            <text:p>1” x 3” x 8.5” long 8020 rail</text:p>
          </table:table-cell>
          <table:table-cell table:style-name="ce152" office:value-type="string" calcext:value-type="string">
            <text:p>Linear stage vertical cantilever</text:p>
          </table:table-cell>
          <table:table-cell table:style-name="ce8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5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8" office:value-type="float" office:value="10.37" calcext:value-type="float">
            <text:p>$10.37</text:p>
          </table:table-cell>
          <table:table-cell table:style-name="ce20"/>
          <table:table-cell table:style-name="ce16" table:number-columns-repeated="2"/>
          <table:table-cell table:style-name="ce64" table:number-columns-repeated="17"/>
          <table:table-cell table:number-columns-repeated="994"/>
        </table:table-row>
        <table:table-row table:style-name="ro4">
          <table:table-cell table:style-name="ce152" office:value-type="string" calcext:value-type="string">
            <text:p>1” x 3” x 12” long 8020 rail</text:p>
          </table:table-cell>
          <table:table-cell table:style-name="ce152" office:value-type="string" calcext:value-type="string">
            <text:p>Linear stage horizontal cantilever</text:p>
          </table:table-cell>
          <table:table-cell table:style-name="ce8"/>
          <table:table-cell table:style-name="ce19" office:value-type="float" office:value="8020" calcext:value-type="float">
            <text:p>8020</text:p>
          </table:table-cell>
          <table:table-cell office:value-type="string" calcext:value-type="string">
            <text:p>6575N222 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6])" office:value-type="string" office:string-value="https://www.mcmaster.com/#6575N222 " calcext:value-type="string">
            <text:p>https://www.mcmaster.com/#6575N222 </text:p>
          </table:table-cell>
          <table:table-cell table:style-name="ce12" office:value-type="float" office:value="1" calcext:value-type="float">
            <text:p>1</text:p>
          </table:table-cell>
          <table:table-cell table:style-name="ce152" office:value-type="float" office:value="1" calcext:value-type="float">
            <text:p>1</text:p>
          </table:table-cell>
          <table:table-cell table:style-name="ce16" office:value-type="currency" office:currency="CAD" office:value="14.64" calcext:value-type="currency">
            <text:p>$14.64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10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19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7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8.06" calcext:value-type="currency">
            <text:p>$8.06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x 8” long 8020 rail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19" office:value-type="float" office:value="8020" calcext:value-type="float">
            <text:p>8020</text:p>
          </table:table-cell>
          <table:table-cell table:style-name="ce153" office:value-type="string" calcext:value-type="string">
            <text:p>47065T821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8])" office:value-type="string" office:string-value="https://www.mcmaster.com/#47065T821" calcext:value-type="string">
            <text:p>https://www.mcmaster.com/#47065T821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1" calcext:value-type="float">
            <text:p>1</text:p>
          </table:table-cell>
          <table:table-cell table:style-name="ce16" office:value-type="currency" office:currency="CAD" office:value="7.11" calcext:value-type="currency">
            <text:p>$7.11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2" office:value-type="string" calcext:value-type="string">
            <text:p>1” x 1” 8020 cover</text:p>
          </table:table-cell>
          <table:table-cell table:style-name="ce153" office:value-type="string" calcext:value-type="string">
            <text:p>Safety</text:p>
          </table:table-cell>
          <table:table-cell table:style-name="ce153"/>
          <table:table-cell table:style-name="ce19" office:value-type="float" office:value="8020" calcext:value-type="float">
            <text:p>8020</text:p>
          </table:table-cell>
          <table:table-cell table:style-name="ce153" office:value-type="string" calcext:value-type="string">
            <text:p>3136N2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39])" office:value-type="string" office:string-value="https://www.mcmaster.com/#3136N2" calcext:value-type="string">
            <text:p>https://www.mcmaster.com/#3136N2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2.18" calcext:value-type="currency">
            <text:p>$2.18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office:value-type="string" calcext:value-type="string">
            <text:p>2” x 2” 8020 gusset plate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2" office:value-type="float" office:value="8020" calcext:value-type="float">
            <text:p>8020</text:p>
          </table:table-cell>
          <table:table-cell table:style-name="ce153" office:value-type="string" calcext:value-type="string">
            <text:p>47065T257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0])" office:value-type="string" office:string-value="https://www.mcmaster.com/#47065T257" calcext:value-type="string">
            <text:p>https://www.mcmaster.com/#47065T257</text:p>
          </table:table-cell>
          <table:table-cell table:style-name="ce13" office:value-type="float" office:value="1" calcext:value-type="float">
            <text:p>1</text:p>
          </table:table-cell>
          <table:table-cell table:style-name="ce156" office:value-type="float" office:value="3" calcext:value-type="float">
            <text:p>3</text:p>
          </table:table-cell>
          <table:table-cell table:style-name="ce153" office:value-type="float" office:value="13.75" calcext:value-type="float">
            <text:p>13.75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office:value-type="string" calcext:value-type="string">
            <text:p>8020 corner bracket</text:p>
          </table:table-cell>
          <table:table-cell table:style-name="ce153" office:value-type="string" calcext:value-type="string">
            <text:p>Azimuth table interface</text:p>
          </table:table-cell>
          <table:table-cell table:style-name="ce153"/>
          <table:table-cell table:style-name="ce22" office:value-type="float" office:value="8020" calcext:value-type="float">
            <text:p>8020</text:p>
          </table:table-cell>
          <table:table-cell table:style-name="ce153" office:value-type="string" calcext:value-type="string">
            <text:p>5537T315</text:p>
          </table:table-cell>
          <table:table-cell table:style-name="ce152" office:value-type="string" calcext:value-type="string">
            <text:p>McMaster</text:p>
          </table:table-cell>
          <table:table-cell table:style-name="ce11" table:formula="of:=CONCATENATE(&quot;https://www.mcmaster.com/#&quot;; [.E41])" office:value-type="string" office:string-value="https://www.mcmaster.com/#5537T315" calcext:value-type="string">
            <text:p>https://www.mcmaster.com/#5537T315</text:p>
          </table:table-cell>
          <table:table-cell table:style-name="ce1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" office:value-type="currency" office:currency="CAD" office:value="3.08" calcext:value-type="currency">
            <text:p>$3.08</text:p>
          </table:table-cell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5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6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11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style-name="ce153" table:number-columns-repeated="51"/>
          <table:table-cell table:style-name="ce156" table:number-columns-repeated="960"/>
        </table:table-row>
        <table:table-row table:style-name="ro4" table:number-rows-repeated="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3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 table:number-rows-repeated="8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4"/>
          <table:table-cell table:style-name="ce156"/>
          <table:table-cell table:style-name="ce153" table:number-columns-repeated="2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 table:number-rows-repeated="2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2"/>
          <table:table-cell table:style-name="ce9"/>
          <table:table-cell table:style-name="ce153" table:number-columns-repeated="4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6"/>
          <table:table-cell table:style-name="ce11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 table:number-columns-repeated="4"/>
          <table:table-cell table:number-columns-repeated="1011"/>
        </table:table-row>
        <table:table-row table:style-name="ro4">
          <table:table-cell table:style-name="ce153" table:number-columns-repeated="7"/>
          <table:table-cell table:style-name="ce13"/>
          <table:table-cell table:style-name="ce153"/>
          <table:table-cell table:style-name="ce16"/>
          <table:table-cell table:style-name="ce20"/>
          <table:table-cell table:style-name="ce16" table:number-columns-repeated="2"/>
          <table:table-cell table:number-columns-repeated="1011"/>
        </table:table-row>
        <table:table-row table:style-name="ro4"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Default" table:number-columns-repeated="6"/>
          <table:table-cell table:number-columns-repeated="1011"/>
        </table:table-row>
        <table:table-row table:style-name="ro4" table:number-rows-repeated="891">
          <table:table-cell table:number-columns-repeated="9"/>
          <table:table-cell table:style-name="ce140" table:number-columns-repeated="4"/>
          <table:table-cell table:number-columns-repeated="1011"/>
        </table:table-row>
        <table:table-row table:style-name="ro5" table:number-rows-repeated="1047554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text>$</number:text>
      <number:number number:decimal-places="2" number:min-decimal-places="2" number:min-integer-digits="1" number:grouping="true"/>
    </number:number-style>
    <number:currency-style style:name="N128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 style:data-style-name="N2" text:time-value="13:32:51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3-05-26T13:14:35.366000000</dc:date>
    <meta:editing-duration>P19DT6H6M25S</meta:editing-duration>
    <meta:editing-cycles>151</meta:editing-cycles>
    <meta:document-statistic meta:table-count="1" meta:cell-count="427" meta:object-count="0"/>
  </office:meta>
</office:document-meta>
</file>